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56658856671463563" text:style-name="WWNum1">
        <text:list-item>
          <text:p text:style-name="P2">Law of conservation of energy: You cannot create or destroy energy. In a closed system, energy is conserved.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</meta:initial-creator>
    <dc:creator>Jack</dc:creator>
    <meta:editing-cycles>3</meta:editing-cycles>
    <meta:creation-date>2012-11-07T21:23:00</meta:creation-date>
    <dc:date>2012-11-07T22:11:00</dc:date>
    <meta:editing-duration>PT44S</meta:editing-duration>
    <meta:generator>LibreOffice/4.1.2.3$Linux_X86_64 LibreOffice_project/410m0$Build-3</meta:generator>
    <meta:document-statistic meta:table-count="0" meta:image-count="0" meta:object-count="0" meta:page-count="1" meta:paragraph-count="2" meta:word-count="20" meta:character-count="110" meta:non-whitespace-character-count="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